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paragraph-rsid="0014bfad"/>
    </style:style>
    <style:style style:name="P4" style:family="paragraph" style:parent-style-name="Subtitle">
      <style:text-properties officeooo:rsid="001050af" officeooo:paragraph-rsid="001050af"/>
    </style:style>
    <style:style style:name="P5" style:family="paragraph" style:parent-style-name="Subtitle">
      <style:text-properties officeooo:rsid="00111619" officeooo:paragraph-rsid="00111619"/>
    </style:style>
    <style:style style:name="P6" style:family="paragraph" style:parent-style-name="Text_20_body">
      <style:text-properties officeooo:rsid="001050af" officeooo:paragraph-rsid="001050af"/>
    </style:style>
    <style:style style:name="P7" style:family="paragraph" style:parent-style-name="Text_20_body">
      <style:text-properties officeooo:paragraph-rsid="00111619"/>
    </style:style>
    <style:style style:name="P8" style:family="paragraph" style:parent-style-name="Text_20_body">
      <style:text-properties officeooo:rsid="00111619" officeooo:paragraph-rsid="00111619"/>
    </style:style>
    <style:style style:name="P9" style:family="paragraph" style:parent-style-name="Title">
      <style:text-properties officeooo:rsid="001050af" officeooo:paragraph-rsid="001050af"/>
    </style:style>
    <style:style style:name="P10" style:family="paragraph" style:parent-style-name="Subtitle">
      <style:text-properties officeooo:paragraph-rsid="00111619"/>
    </style:style>
    <style:style style:name="P11" style:family="paragraph" style:parent-style-name="Heading_20_1" style:list-style-name="">
      <style:text-properties officeooo:rsid="00111619" officeooo:paragraph-rsid="00111619"/>
    </style:style>
    <style:style style:name="P12" style:family="paragraph" style:parent-style-name="Heading_20_1">
      <style:paragraph-properties fo:break-before="page"/>
      <style:text-properties officeooo:rsid="001050af" officeooo:paragraph-rsid="001050af"/>
    </style:style>
    <style:style style:name="P13" style:family="paragraph" style:parent-style-name="Heading_20_1">
      <style:paragraph-properties fo:break-before="page"/>
      <style:text-properties officeooo:rsid="00111619" officeooo:paragraph-rsid="00111619"/>
    </style:style>
    <style:style style:name="T1" style:family="text">
      <style:text-properties officeooo:rsid="001050af"/>
    </style:style>
    <style:style style:name="T2" style:family="text">
      <style:text-properties officeooo:rsid="00111619"/>
    </style:style>
    <style:style style:name="T3" style:family="text">
      <style:text-properties officeooo:rsid="00118e17"/>
    </style:style>
    <style:style style:name="T4" style:family="text">
      <style:text-properties officeooo:rsid="0014bfad"/>
    </style:style>
    <style:style style:name="T5" style:family="text">
      <style:text-properties officeooo:rsid="0016632c"/>
    </style:style>
    <style:style style:name="T6" style:family="text">
      <style:text-properties officeooo:rsid="0016e72b"/>
    </style:style>
    <style:style style:name="T7" style:family="text">
      <style:text-properties style:font-name="Liberation Sans" fo:font-size="18pt" officeooo:rsid="0016e72b" style:font-name-asian="Microsoft YaHei" style:font-size-asian="18pt" style:font-name-complex="Arial" style:font-size-complex="18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es Between Given Exponents (BBGE)</text:p>
      <text:p text:style-name="P4">Language specification</text:p>
      <text:p text:style-name="P10"><text:span text:style-name="T2">By </text:span><text:span text:style-name="T7">James D Williams</text:span></text:p>
      <text:p text:style-name="P5">July 2020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2_800666323" text:style-name="Index_20_Link" text:visited-style-name="Index_20_Link">Description<text:tab/>3</text:a></text:p>
          <text:p text:style-name="P1"><text:a xlink:type="simple" xlink:href="#__RefHeading___Toc133_800666323" text:style-name="Index_20_Link" text:visited-style-name="Index_20_Link">Example<text:tab/>4</text:a></text:p>
          <text:p text:style-name="P1"><text:a xlink:type="simple" xlink:href="#__RefHeading___Toc114_800666323" text:style-name="Index_20_Link" text:visited-style-name="Index_20_Link">BNF<text:tab/>5</text:a></text:p>
          <text:p text:style-name="P1"><text:a xlink:type="simple" xlink:href="#__RefHeading___Toc135_800666323" text:style-name="Index_20_Link" text:visited-style-name="Index_20_Link">References<text:tab/>6</text:a></text:p>
        </text:index-body>
      </text:table-of-content>
      <text:p text:style-name="P6"/>
      <text:h text:style-name="P12" text:outline-level="1"><text:bookmark-start text:name="__RefHeading___Toc112_800666323"/>Description<text:bookmark-end text:name="__RefHeading___Toc112_800666323"/></text:h>
      <text:p text:style-name="P7"><text:span text:style-name="T1">Bases Between Given Exponents (BBGE) is a theoretical, esoteric, non-Turing complete programming language dedicated to printing the results of problems of the nature: “Output all bases </text:span><text:span text:style-name="T2">between these bounds for which the product of raising the base(s) to a given exponent is also a whole number for which another base can be raised to a second exponent</text:span><text:span text:style-name="T1">”. </text:span><text:span text:style-name="T2">Hence </text:span><text:span text:style-name="T1">Bases Between Given Exponents</text:span><text:span text:style-name="T2">(BBGE).</text:span></text:p>
      <text:h text:style-name="P13" text:outline-level="1"><text:bookmark-start text:name="__RefHeading___Toc133_800666323"/>Example<text:bookmark-end text:name="__RefHeading___Toc133_800666323"/></text:h>
      <text:p text:style-name="P7">“Code golf challenge: Print out a list of numbers from 1-10000 who's square is also a cube number”<text:span text:style-name="T2">(2020, Cass). </text:span><text:span text:style-name="T3">This can also be expressed as: “find all the bases between 1 and 10,000(inclusively) for which the following statement is true:</text:span><text:span text:style-name="T3"><draw:frame draw:style-name="fr1" draw:name="Object1" text:anchor-type="as-char" svg:y="-0.487cm" svg:width="4.12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”. Using the syntax highlighted by the BNF, this would give “b1-10000g2e3e” which when written in BBGE style pseudo code gives: “bases 1-10000 given exponent 2 and exponent 3”. “b1-10000g2e3e” would output: “1 8 27 64 125 216 343 512 729 1000 1331 1728 2197 2744 3375 4096 4913 5832 6859 80000 9261”.</text:span></text:p>
      <text:h text:style-name="P11" text:outline-level="1"/>
      <text:h text:style-name="P13" text:outline-level="1"><text:bookmark-start text:name="__RefHeading___Toc114_800666323"/>BNF<text:bookmark-end text:name="__RefHeading___Toc114_800666323"/></text:h>
      <text:p text:style-name="Standard">&lt;program&gt;<text:tab/><text:tab/><text:tab/>::=</text:p>
      <text:p text:style-name="Standard"><text:tab/><text:tab/><text:tab/><text:tab/><text:tab/><text:tab/>&lt;bases&gt;&lt;between&gt;&lt;given&gt;&lt;exponents&gt;</text:p>
      <text:p text:style-name="Standard">&lt;bases&gt;<text:tab/><text:tab/><text:tab/>::=</text:p>
      <text:p text:style-name="Standard"><text:tab/><text:tab/><text:tab/><text:tab/><text:tab/><text:tab/>b</text:p>
      <text:p text:style-name="Standard">&lt;between&gt;<text:tab/><text:tab/><text:tab/>::=</text:p>
      <text:p text:style-name="P3"><text:tab/><text:tab/><text:tab/><text:tab/><text:tab/><text:tab/>&lt;lowerBound&gt;“-”&lt;upperBound&gt;</text:p>
      <text:p text:style-name="Standard">&lt;lowerBound&gt;<text:tab/><text:tab/>::=</text:p>
      <text:p text:style-name="Standard"><text:tab/><text:tab/><text:tab/><text:tab/><text:tab/><text:tab/>&lt;numberValue&gt;</text:p>
      <text:p text:style-name="Standard">&lt;upperBound&gt;<text:tab/><text:tab/>::=</text:p>
      <text:p text:style-name="Standard"><text:tab/><text:tab/><text:tab/><text:tab/><text:tab/><text:tab/>&lt;numberValue&gt;</text:p>
      <text:p text:style-name="Standard">&lt;given&gt;<text:tab/><text:tab/><text:tab/>::=</text:p>
      <text:p text:style-name="Standard"><text:tab/><text:tab/><text:tab/><text:tab/><text:tab/><text:tab/><text:span text:style-name="T5">g</text:span></text:p>
      <text:p text:style-name="Standard">&lt;exponents&gt;<text:tab/><text:tab/><text:tab/>::=</text:p>
      <text:p text:style-name="Standard"><text:tab/><text:tab/><text:tab/><text:tab/><text:tab/><text:tab/>&lt;exponent&gt;&lt;exponent&gt;</text:p>
      <text:p text:style-name="Standard">&lt;exponent&gt;<text:tab/><text:tab/><text:tab/>::=</text:p>
      <text:p text:style-name="Standard"><text:tab/><text:tab/><text:tab/><text:tab/><text:tab/><text:tab/>&lt;numberValue&gt;<text:span text:style-name="T4">e</text:span></text:p>
      <text:p text:style-name="Standard">&lt;numberValue&gt;<text:tab/><text:tab/>::=</text:p>
      <text:p text:style-name="Standard"><text:tab/><text:tab/><text:tab/><text:tab/><text:tab/><text:tab/>&lt;digit&gt;</text:p>
      <text:p text:style-name="Standard"><text:tab/><text:tab/><text:tab/><text:tab/><text:tab/><text:tab/>|&lt;digit&gt;&lt;numberValue&gt;</text:p>
      <text:p text:style-name="Standard">&lt;digit&gt;<text:tab/><text:tab/><text:tab/>::=</text:p>
      <text:p text:style-name="Standard"><text:tab/><text:tab/><text:tab/><text:tab/><text:tab/><text:tab/>0|1|2|3|4|5|6|7|8|9</text:p>
      <text:h text:style-name="P13" text:outline-level="1"><text:bookmark-start text:name="__RefHeading___Toc135_800666323"/>References<text:bookmark-end text:name="__RefHeading___Toc135_800666323"/></text:h>
      <text:p text:style-name="P8">Will Cass, 2020, Bundle of Sticks, Telegram, <text:span text:style-name="T3">20:08, July 24t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5T19:26:42.473000000</meta:creation-date>
    <dc:date>2020-08-01T21:55:50.213000000</dc:date>
    <meta:editing-duration>PT6M19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1" meta:page-count="6" meta:paragraph-count="38" meta:word-count="224" meta:character-count="1562" meta:non-whitespace-character-count="1291"/>
  </office:meta>
</office:document-meta>
</file>

<file path=Object 1/content.xml><?xml version="1.0" encoding="utf-8"?>
<math xmlns="http://www.w3.org/1998/Math/MathML" display="block">
  <semantics>
    <mrow>
      <mrow>
        <mroot>
          <msup>
            <mi mathvariant="italic">base</mi>
            <mn>2</mn>
          </msup>
          <mn>3</mn>
        </mroot>
        <mo stretchy="false">=</mo>
        <mi mathvariant="italic">whole</mi>
      </mrow>
      <mi mathvariant="italic">number</mi>
    </mrow>
    <annotation encoding="StarMath 5.0">nroot{3}{base^2} =whole number</annotation>
  </semantics>
</math>
</file>